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Courier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Heading_20_1">
      <style:paragraph-properties fo:line-height="150%"/>
    </style:style>
    <style:style style:name="T1" style:family="text">
      <style:text-properties style:font-name="Couri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Horní lišta s nadipsem</text:h>
      <text:p text:style-name="P2">Definice obrázku a nadpisu v horní liště se nachází v layout.phtml. Z jednotlivých view skriptů případně ještě z příslušné action v controlleru jsou dostupné následující proměnné:</text:p>
      <text:p text:style-name="P2"><text:span text:style-name="T1">$this(-&gt;view)-&gt;title</text:span> pro nadpis (v layoutu zobrazen v tagu h1)</text:p>
      <text:p text:style-name="P1">$this(-&gt;view)-&gt;obrazekLevy</text:p>
      <text:p text:style-name="P1">$this(-&gt;view)-&gt;obrazekStredni</text:p>
      <text:p text:style-name="P1">$this(-&gt;view)-&gt;obrazekPravy</text:p>
      <text:p text:style-name="P2">Obrázky jsou nutné uvádět jako jméno.přípona souborů ze složky /images/ico48/.</text:p>
      <text:p text:style-name="P2"/>
      <text:p text:style-name="P2">Praktické použití ve view:</text:p>
      <text:p text:style-name="P1">&lt;?php $this-&gt;title = "Docházka"; ?&gt;</text:p>
      <text:p text:style-name="P1">&lt;?php $this-&gt;obrazekStredni = "modul-dochazka.png"; 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5S</meta:editing-duration>
    <meta:editing-cycles>5</meta:editing-cycles>
    <meta:generator>LibreOffice/3.6$Windows_x86 LibreOffice_project/2ef5aff-a6fb0ff-166bdff-cf087ad-0f1389</meta:generator>
    <dc:date>2013-01-29T23:17:09.63</dc:date>
    <meta:document-statistic meta:table-count="0" meta:image-count="0" meta:object-count="0" meta:page-count="1" meta:paragraph-count="10" meta:word-count="66" meta:character-count="538" meta:non-whitespace-character-count="482"/>
    <meta:user-defined meta:name="Info 1"/>
    <meta:user-defined meta:name="Info 2"/>
    <meta:user-defined meta:name="Info 3"/>
    <meta:user-defined meta:name="Info 4"/>
  </office:meta>
</office:document-meta>
</file>